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666666"/>
    </style:style>
    <style:style style:name="P2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cm" fo:margin-right="0cm" fo:text-align="center" style:justify-single-word="false" fo:text-indent="1.199cm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style:font-name="Times New Roman CYR" fo:font-size="14pt" fo:language="en" fo:country="US" style:font-name-asian="Times New Roman CYR" style:font-size-asian="14pt" style:font-name-complex="Times New Roman CYR" style:font-size-complex="14pt"/>
    </style:style>
    <style:style style:name="T1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6</text:p>
      <text:p text:style-name="P2"/>
      <text:p text:style-name="P2">Его разбудила сигнализация - тонкий протяжный писк над головой. Нив не сразу сообразил, что происходит. Он в своем отсеке, он больше не спит. На потолке мигали красные аварийные лампы. Он добрался до двери, все еще плохо соображая <text:span text:style-name="T1">спросони</text:span>, и выскользнул в коридор.</text:p>
      <text:p text:style-name="P2">У Нива было такое чувство, словно ему только что снился какой-то очень важный пронзительный сон - вопреки тем необъяснимым законам, которые действовали ... </text:p>
      <text:p text:style-name="P2"/>
      <text:p text:style-name="P2"><text:span text:style-name="T1">и</text:span>не только мешали сновидениям, но даже не давали ему по многу часов заснуть, - но он никак не может его вспомнить.</text:p>
      <text:p text:style-name="P2"/>
      <text:p text:style-name="P2">В <text:span text:style-name="T1">коридоре</text:span> тоже горел аварийный свет. Нив заметил сначала <text:span text:style-name="T1">Кханда</text:span>, а затем и <text:span text:style-name="T1">Эвама - молодого паренька, с которым Нив уже как-то</text:span></text:p>
      <text:p text:style-name="P2"><text:span text:style-name="T1">вместе</text:span></text:p>
      <text:p text:style-name="P2"><text:span text:style-name="T1">и которого на сей раз...</text:span></text:p>
      <text:p text:style-name="P2"><text:span text:style-name="T1"/></text:p>
      <text:p text:style-name="P2"><text:s/>- они, видимо, спешили к нему. </text:p>
      <text:p text:style-name="P2"/>
      <text:p text:style-name="P2">- Который сейчас час? - устало спросил Нив, когда спускались по коридору.</text:p>
      <text:p text:style-name="P2">Никто не знал времени.</text:p>
      <text:p text:style-name="P2">Нив подумал, что чувствовал бы себя лучше, если б так и смог заснуть и всю ночь бы провел, прислушиваясь к странному сдавленному шуму в сквозных <text:span text:style-name="T1">коридорах</text:span>, который нередко мерещился ему после того, как <text:span text:style-name="T1">на станции</text:span> выключали свет. </text:p>
      <text:p text:style-name="P2"/>
      <text:p text:style-name="P5">- Шторм начинается, - сказал Кханд.</text:p>
      <text:p text:style-name="P2"/>
      <text:p text:style-name="P5">- Да, я понял, - сказал Нив. - Но что-то уж больно громко ревет. - Он слегка качнул головой и стал массировать пальцами виски.</text:p>
      <text:p text:style-name="P2"/>
      <text:p text:style-name="P5">Из-за освещения красное поплыло в глазах</text:p>
      <text:p text:style-name="P5">Эвам испуганно поглядывал переводил взгляд</text:p>
      <text:p text:style-name="P5"/>
      <text:p text:style-name="P5">- Ахи его знает, - вздохнул Кханд. - Может, чего... Не припомню такого, честно говоря.</text:p>
      <text:p text:style-name="P2"/>
      <text:p text:style-name="P5">- Надо связаться</text:p>
      <text:p text:style-name="P5"><text:soft-page-break/>Они вышли в рубку</text:p>
      <text:p text:style-name="P5">Нив выглянул в окно</text:p>
      <text:p text:style-name="P5">Темно</text:p>
      <text:p text:style-name="P5">нет и следа бури</text:p>
      <text:p text:style-name="P5">Однако небо было насквозь черным без звезд</text:p>
      <text:p text:style-name="P5"/>
      <text:p text:style-name="P5">- Плохой знак, - сказал Кханд.</text:p>
      <text:p text:style-name="P2"/>
      <text:p text:style-name="P5">- Что это значит? - спросил Эвам.</text:p>
      <text:p text:style-name="P2"/>
      <text:p text:style-name="P5">Рация помехи</text:p>
      <text:p text:style-name="P5">в любом случае бессмысленно</text:p>
      <text:p text:style-name="P5"/>
      <text:p text:style-name="P5">- надо отключить</text:p>
      <text:p text:style-name="P5"/>
      <text:p text:style-name="P2"/>
      <text:p text:style-name="P2">Они снова вышли в коридор. <text:s/>У Нива от непрестанного высокочастотного свиста разболелась голова, но именно благодаря головной боли он начинал постепенно верить в реальность происходящего - в то, что все это, пульсирующий красный цвет, истошная тревога, </text:p>
      <text:p text:style-name="P2"/>
      <text:p text:style-name="P2"><text:span text:style-name="T1">Эвам</text:span> в респираторной маске, </text:p>
      <text:p text:style-name="P2"/>
      <text:p text:style-name="P2">не было странным кошмаром, который приснился ему в последний день станции.</text:p>
      <text:p text:style-name="P2"/>
      <text:p text:style-name="P2"/>
      <text:p text:style-name="P2">Нив выбрался из рубки и отправился в отсек, где работал <text:span text:style-name="T1">Кханд</text:span>. Из-за аварийного освещения все перед ним застилало какое-то кровавое марево, точно в глазах лопнули все кровеносные сосуды. Нескончаемая сигнализация словно подгоняла его.</text:p>
      <text:p text:style-name="P2">Неожиданно ярко-красный свет погас - на секунду стало темно так, что Нив даже испуганно вздрогнул, крепко обхватив руками поручень, прижавшись к стене, решив, что его подводят глаза, но потом вновь загорелось обычное тусклое освещение. Замолк и сводящий с ума аварийный сигнал.</text:p>
      <text:p text:style-name="P2"/>
      <text:p text:style-name="P2">Нив выбрался в коридор и встал у открытых дверей в отделение с генераторами кислорода. Дышать в коридоре было легче, а после того, как отключилась сигнализация Ниву казалось, что его окружает мертвая непроницаемая тишина - как в безвоздушном пространстве. </text:p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666666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50H49M10S</meta:editing-duration>
    <meta:editing-cycles>323</meta:editing-cycles>
    <meta:generator>OpenOffice.org/3.1$Win32 OpenOffice.org_project/310m11$Build-9399</meta:generator>
    <dc:date>2010-04-06T02:16:01.18</dc:date>
    <dc:creator>Василий Воронков</dc:creator>
    <meta:document-statistic meta:table-count="0" meta:image-count="0" meta:object-count="0" meta:page-count="3" meta:paragraph-count="34" meta:word-count="439" meta:character-count="2734"/>
    <meta:user-defined meta:name="Info 1"/>
    <meta:user-defined meta:name="Info 2"/>
    <meta:user-defined meta:name="Info 3"/>
    <meta:user-defined meta:name="Info 4"/>
  </office:meta>
</office:document-meta>
</file>